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Bold" svg:font-family="Times-Bold" style:font-family-generic="system" style:font-pitch="variable"/>
    <style:font-face style:name="Times-Roman" svg:font-family="Times-Roman"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style:text-properties fo:font-size="13pt" style:font-size-asian="13pt" style:font-name-complex="Times-Roman" style:font-size-complex="13pt"/>
    </style:style>
    <style:style style:name="P4" style:family="paragraph" style:parent-style-name="Standard">
      <style:paragraph-properties fo:margin-top="0cm" fo:margin-bottom="0cm" loext:contextual-spacing="false"/>
      <style:text-properties fo:font-weight="bold" style:font-weight-asian="bold" style:font-name-complex="Times-Bold" style:font-size-complex="7.5pt" style:font-weight-complex="bold"/>
    </style:style>
    <style:style style:name="P5" style:family="paragraph" style:parent-style-name="Standard">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style:font-name-complex="Times-Roman" style:font-size-complex="7.5pt"/>
    </style:style>
    <style:style style:name="P7" style:family="paragraph" style:parent-style-name="Standard">
      <style:paragraph-properties fo:margin-top="0cm" fo:margin-bottom="0cm" loext:contextual-spacing="false" fo:line-height="100%"/>
      <style:text-properties fo:font-size="20pt" style:font-size-asian="20pt" style:font-name-complex="Times-Roman" style:font-size-complex="13pt"/>
    </style:style>
    <style:style style:name="P8" style:family="paragraph" style:parent-style-name="Standard" style:master-page-name="Standard">
      <style:paragraph-properties fo:margin-top="0cm" fo:margin-bottom="0cm" loext:contextual-spacing="false" style:page-number="auto"/>
    </style:style>
    <style:style style:name="P9" style:family="paragraph" style:parent-style-name="List_20_Paragraph" style:list-style-name="WWNum1">
      <style:paragraph-properties fo:margin-top="0cm" fo:margin-bottom="0cm" loext:contextual-spacing="false" fo:line-height="100%"/>
    </style:style>
    <style:style style:name="T1" style:family="text">
      <style:text-properties fo:font-size="20pt" fo:font-weight="bold" style:font-size-asian="20pt" style:font-weight-asian="bold" style:font-name-complex="Times-Roman" style:font-size-complex="20pt"/>
    </style:style>
    <style:style style:name="T2" style:family="text">
      <style:text-properties fo:font-weight="bold" style:font-weight-asian="bold" style:font-name-complex="Times-Bold" style:font-size-complex="7.5pt" style:font-weight-complex="bold"/>
    </style:style>
    <style:style style:name="T3" style:family="text">
      <style:text-properties style:font-name-complex="Times-Roman" style:font-size-complex="7.5pt"/>
    </style:style>
    <style:style style:name="T4" style:family="text">
      <style:text-properties officeooo:rsid="00076cc0" style:font-name-complex="Times-Roman" style:font-size-complex="7.5pt"/>
    </style:style>
    <style:style style:name="T5" style:family="text">
      <style:text-properties officeooo:rsid="0008ab01" style:font-name-complex="Times-Roman" style:font-size-complex="7.5pt"/>
    </style:style>
    <style:style style:name="T6" style:family="text">
      <style:text-properties officeooo:rsid="0009260f" style:font-name-complex="Times-Roman" style:font-size-complex="7.5pt"/>
    </style:style>
    <style:style style:name="T7" style:family="text">
      <style:text-properties fo:font-size="12pt" fo:font-weight="bold" style:font-size-asian="12pt" style:font-weight-asian="bold" style:font-name-complex="Times-Roman" style:font-size-complex="16pt"/>
    </style:style>
    <style:style style:name="T8" style:family="text">
      <style:text-properties fo:font-size="12pt" fo:font-weight="bold" style:font-size-asian="12pt" style:font-weight-asian="bold" style:font-name-complex="Times-Roman" style:font-size-complex="13pt"/>
    </style:style>
    <style:style style:name="T9" style:family="text">
      <style:text-properties fo:font-size="12pt" style:font-size-asian="12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style:font-name-complex="Times-Roman" style:font-size-complex="7.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Einverständniserklärung</text:span></text:p>
      <text:p text:style-name="P3"/>
      <text:p text:style-name="P2"><text:span text:style-name="T2">Um Ihr Einverständnis zur Teilnahme an dieser Studie zu erklären, bitten wir Sie dieses Dokument <text:s/>zu lesen und zu unterzeichnen.</text:span></text:p>
      <text:p text:style-name="P4"/>
      <text:p text:style-name="P2"><text:span text:style-name="T3">Sie sind dazu eingeladen an einer explorativen Studie zur Mensch-Maschine-Interaktion teilzunehmen. Die Studie wird von Studenten der Christian-Albrechts-Universität zu Kiel im Rahmen der Veranstaltung „Quantitative Methods in Human-Computer Studies“ unter der Leitung von Prof. Dr. habil. Ansgar Scherp durchgeführt.</text:span></text:p>
      <text:p text:style-name="P5"><text:span text:style-name="T3">Gerne können Sie uns bei weiteren Fragen kontaktieren:</text:span></text:p>
      <text:p text:style-name="P6"/>
      <text:p text:style-name="P5"><text:span text:style-name="T3">NAME <text:s/>(EMAIL@informatik.uni-kiel.de)</text:span></text:p>
      <text:p text:style-name="P7"/>
      <text:p text:style-name="P2"><text:span text:style-name="T7">Ziel der Studie</text:span></text:p>
      <text:p text:style-name="P2"><text:span text:style-name="T3">Diese Studie wird durchgeführt um Erkenntnisse zur Effizienz, Effektivität und Zufriedenheit </text:span><text:span text:style-name="T5">verschiedener Eingabemethoden </text:span><text:span text:style-name="T3">bei der </text:span><text:span text:style-name="T5">Navigation in Applikationen auf Smartphones </text:span><text:span text:style-name="T3">zu gewinnen. Konkret müssen Sie </text:span><text:span text:style-name="T6">sich spielerisch durch ein Labyrinth bewegen. </text:span><text:span text:style-name="T3">Die Aufgaben spiegeln </text:span><text:span text:style-name="T6">für bestimmte Arten von Applikationen typische Interaktionen wider</text:span><text:span text:style-name="T3">. Zu Beginn der Studie werden wir Ihnen natürlich alles erklären.</text:span></text:p>
      <text:p text:style-name="P5"><text:span text:style-name="T3">Ihre Eingaben werden über </text:span><text:span text:style-name="T6">interne Mechanismen der Applikation</text:span><text:span text:style-name="T3"> aufgezeichnet, um eine genauere Auswertung zu ermöglichen.</text:span></text:p>
      <text:p text:style-name="P6"/>
      <text:p text:style-name="P2"><text:span text:style-name="T8">Anonymität und Vertraulichkeit</text:span></text:p>
      <text:p text:style-name="P2"><text:span text:style-name="T3">Bitte beachten Sie, dass natürlich alle Aufzeichnungen und Antworten, die während der Sitzung anfallen, streng vertraulich behandelt werden. Darüber hinaus wird Ihre Identität anonym verbleiben und in keiner Weise mit den Forschungsdaten verknüpft. Die Aufzeichnungen werden nicht an Dritte weitergegeben und nur im Rahmen dieser Studie verwendet.</text:span></text:p>
      <text:p text:style-name="P6"/>
      <text:p text:style-name="P5"><text:span text:style-name="T8">Zustimmung zur Teilnahme</text:span></text:p>
      <text:p text:style-name="P5"><text:span text:style-name="T3">Mit der Unterzeichnung dieses Formulars stimme ich Folgendem zu:</text:span></text:p>
      <text:list xml:id="list4104384747282775406" text:style-name="WWNum1">
        <text:list-item>
          <text:p text:style-name="P9"><text:span text:style-name="T3">Ich habe verstanden, dass die Teilnahme an dieser Studie freiwillig ist und ich jederzeit die weitere Teilnahme abbrechen kann.</text:span></text:p>
        </text:list-item>
        <text:list-item>
          <text:p text:style-name="P9"><text:span text:style-name="T3">Ich erlaube die Aufzeichnung meiner Eingaben über </text:span><text:span text:style-name="T4">die Applikation </text:span><text:span text:style-name="T3">zum Zwecke der Analyse im Rahmen der oben formulierten Ziele dieser Studie.</text:span></text:p>
        </text:list-item>
        <text:list-item>
          <text:p text:style-name="P9"><text:span text:style-name="T3">Ich habe dieses Dokument</text:span><text:bookmark text:name="_GoBack"/><text:span text:style-name="T3"> gelesen und verstanden. Alle meine Fragen bezüglich der Studie wurden beantwortet und ich bin damit einverstanden an dieser Studie teilzunehmen.</text:span></text:p>
        </text:list-item>
      </text:list>
      <text:p text:style-name="P6"/>
      <text:p text:style-name="P6"/>
      <text:p text:style-name="P6"/>
      <text:p text:style-name="P6"/>
      <text:p text:style-name="P5"><text:span text:style-name="T10"><text:tab/><text:tab/><text:tab/><text:tab/><text:tab/><text:tab/><text:tab/><text:tab/><text:tab/><text:tab/></text:span></text:p>
      <text:p text:style-name="P5"><text:span text:style-name="T3">Datum, Name, Unterschrift</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Bold" svg:font-family="Times-Bold" style:font-family-generic="system" style:font-pitch="variable"/>
    <style:font-face style:name="Times-Roman" svg:font-family="Times-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dia</meta:initial-creator>
    <dc:creator>fmai </dc:creator>
    <meta:editing-cycles>18</meta:editing-cycles>
    <meta:creation-date>2013-11-11T10:48:00</meta:creation-date>
    <dc:date>2016-06-15T09:51:24.131866453</dc:date>
    <meta:editing-duration>PT18M57S</meta:editing-duration>
    <meta:generator>LibreOffice/5.1.3.2$Linux_X86_64 LibreOffice_project/10m0$Build-2</meta:generator>
    <meta:document-statistic meta:table-count="0" meta:image-count="0" meta:object-count="0" meta:page-count="1" meta:paragraph-count="17" meta:word-count="272" meta:character-count="2039" meta:non-whitespace-character-count="177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